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e95" officeooo:paragraph-rsid="0003a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no id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0:59:23.499804069</meta:creation-date>
    <meta:generator>LibreOffice/6.1.5.2$Linux_X86_64 LibreOffice_project/10$Build-2</meta:generator>
    <dc:date>2020-11-25T05:59:40.853629746</dc:date>
    <meta:editing-duration>PT37M51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</office:meta>
</office:document-meta>
</file>